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6.74pt"/>
    </style:style>
    <style:style style:name="co2" style:family="table-column">
      <style:table-column-properties fo:break-before="auto" style:column-width="91.5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112.51pt"/>
    </style:style>
    <style:style style:name="co10" style:family="table-column">
      <style:table-column-properties fo:break-before="auto" style:column-width="93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1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string" office:string-value="40" calcext:value-type="string">
            <text:p>40</text:p>
          </table:table-cell>
          <table:table-cell table:style-name="ce2"/>
          <table:table-cell table:style-name="ce4" table:formula="of:=SUM([$'Alex Darwin'.J4])" office:value-type="string" office:string-value="8" calcext:value-type="string">
            <text:p>8</text:p>
          </table:table-cell>
          <table:table-cell table:style-name="ce2"/>
          <table:table-cell table:style-name="ce4" table:formula="of:=VALUE([$'Ben Johnson'.J4])" office:value-type="string" office:string-value="26" calcext:value-type="string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string" office:string-value="25" calcext:value-type="string">
            <text:p>25</text:p>
          </table:table-cell>
          <table:table-cell table:style-name="ce2"/>
          <table:table-cell table:style-name="ce4" table:formula="of:=SUM([$'Alex Darwin'.J7])" office:value-type="string" office:string-value="15" calcext:value-type="string">
            <text:p>15</text:p>
          </table:table-cell>
          <table:table-cell table:style-name="ce2"/>
          <table:table-cell table:style-name="ce4" table:formula="of:=SUM([$'Ben Johnson'.J7])" office:value-type="string" office:string-value="28" calcext:value-type="string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string" office:string-value="29" calcext:value-type="string">
            <text:p>29</text:p>
          </table:table-cell>
          <table:table-cell table:style-name="ce2"/>
          <table:table-cell table:style-name="ce4" table:formula="of:=SUM([$'Alex Darwin'.J10])" office:value-type="string" office:string-value="16" calcext:value-type="string">
            <text:p>16</text:p>
          </table:table-cell>
          <table:table-cell table:style-name="ce2"/>
          <table:table-cell table:style-name="ce4" table:formula="of:=SUM([$'Ben Johnson'.J10])" office:value-type="string" office:string-value="24" calcext:value-type="string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string" office:string-value="21" calcext:value-type="string">
            <text:p>21</text:p>
          </table:table-cell>
          <table:table-cell table:style-name="ce2"/>
          <table:table-cell table:style-name="ce4" table:formula="of:=SUM([$'Alex Darwin'.J13])" office:value-type="string" office:string-value="15" calcext:value-type="string">
            <text:p>15</text:p>
          </table:table-cell>
          <table:table-cell table:style-name="ce2"/>
          <table:table-cell table:style-name="ce4" table:formula="of:=SUM([$'Ben Johnson'.J13])" office:value-type="string" office:string-value="32" calcext:value-type="string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string" office:string-value="21" calcext:value-type="string">
            <text:p>21</text:p>
          </table:table-cell>
          <table:table-cell table:style-name="ce2"/>
          <table:table-cell table:style-name="ce4" table:formula="of:=SUM([$'Alex Darwin'.J16])" office:value-type="string" office:string-value="16" calcext:value-type="string">
            <text:p>16</text:p>
          </table:table-cell>
          <table:table-cell table:style-name="ce2"/>
          <table:table-cell table:style-name="ce4" table:formula="of:=SUM([$'Ben Johnson'.J16])" office:value-type="string" office:string-value="21" calcext:value-type="string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string" office:string-value="19" calcext:value-type="string">
            <text:p>19</text:p>
          </table:table-cell>
          <table:table-cell table:style-name="ce2"/>
          <table:table-cell table:style-name="ce4" table:formula="of:=SUM([$'Alex Darwin'.J19])" office:value-type="string" office:string-value="14" calcext:value-type="string">
            <text:p>14</text:p>
          </table:table-cell>
          <table:table-cell table:style-name="ce2"/>
          <table:table-cell table:style-name="ce4" table:formula="of:=SUM([$'Ben Johnson'.J19])" office:value-type="string" office:string-value="30" calcext:value-type="string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string" office:string-value="17" calcext:value-type="string">
            <text:p>17</text:p>
          </table:table-cell>
          <table:table-cell table:style-name="ce2"/>
          <table:table-cell table:style-name="ce4" table:formula="of:=SUM([$'Alex Darwin'.J22])" office:value-type="string" office:string-value="15" calcext:value-type="string">
            <text:p>15</text:p>
          </table:table-cell>
          <table:table-cell table:style-name="ce2"/>
          <table:table-cell table:style-name="ce4" table:formula="of:=SUM([$'Ben Johnson'.J22])" office:value-type="string" office:string-value="30" calcext:value-type="string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string" office:string-value="18" calcext:value-type="string">
            <text:p>18</text:p>
          </table:table-cell>
          <table:table-cell table:style-name="ce2"/>
          <table:table-cell table:style-name="ce4" table:formula="of:=SUM([$'Alex Darwi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5])" office:value-type="string" office:string-value="22" calcext:value-type="string">
            <text:p>2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8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31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string" office:string-value="190" calcext:value-type="string">
            <text:p>190</text:p>
          </table:table-cell>
          <table:table-cell table:style-name="ce2"/>
          <table:table-cell table:style-name="ce4" table:formula="of:=SUM([.D4:.D13])" office:value-type="string" office:string-value="99" calcext:value-type="string">
            <text:p>99</text:p>
          </table:table-cell>
          <table:table-cell table:style-name="ce2"/>
          <table:table-cell table:style-name="ce4" table:formula="of:=SUM([.F4:.F13])" office:value-type="string" office:string-value="213" calcext:value-type="string">
            <text:p>213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formula="of:=SUM([.C7:.I7])" office:value-type="string" office:string-value="25" calcext:value-type="string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" table:formula="of:=SUM([.C10:.I10])" office:value-type="string" office:string-value="29" calcext:value-type="string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SUM([.C13:.I13])" office:value-type="string" office:string-value="21" calcext:value-type="string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formula="of:=SUM([.C16:.I16])" office:value-type="string" office:string-value="21" calcext:value-type="string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SUM([.C19:.I19])" office:value-type="string" office:string-value="19" calcext:value-type="string">
            <text:p>1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22:.I22])" office:value-type="string" office:string-value="17" calcext:value-type="string">
            <text:p>1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SUM([.C25:.I25])" office:value-type="string" office:string-value="18" calcext:value-type="string">
            <text:p>1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10:.I10])" office:value-type="string" office:string-value="16" calcext:value-type="string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3" table:formula="of:=SUM([.C13:.I13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1" table:formula="of:=SUM([.C16:.I16])" office:value-type="string" office:string-value="16" calcext:value-type="string">
            <text:p>16</text:p>
          </table:table-cell>
          <table:table-cell office:value-type="string" calcext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3" table:formula="of:=SUM([.C19:.I19])" office:value-type="string" office:string-value="14" calcext:value-type="string">
            <text:p>1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1" table:formula="of:=SUM([.C22:.I22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string" office:string-value="26" calcext:value-type="string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string" office:string-value="24" calcext:value-type="string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table:formula="of:=SUM([.C13:.I13])" office:value-type="string" office:string-value="32" calcext:value-type="string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1" table:formula="of:=SUM([.C16:.I16])" office:value-type="string" office:string-value="21" calcext:value-type="string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table:formula="of:=SUM([.C19:.I19]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1" table:formula="of:=SUM([.C22:.I22]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table:formula="of:=SUM([.C25:.I25])" office:value-type="string" office:string-value="22" calcext:value-type="string">
            <text:p>2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38" meta:object-count="0"/>
    <meta:generator>LibreOfficeDev/5.1.0.3$Linux_X86_64 LibreOffice_project/</meta:generator>
  </office:meta>
</office:document-meta>
</file>